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819in"/>
    </style:style>
    <style:style style:name="co2" style:family="table-column">
      <style:table-column-properties fo:break-before="auto" style:column-width="0.4535in"/>
    </style:style>
    <style:style style:name="co3" style:family="table-column">
      <style:table-column-properties fo:break-before="auto" style:column-width="0.8071in"/>
    </style:style>
    <style:style style:name="co4" style:family="table-column">
      <style:table-column-properties fo:break-before="auto" style:column-width="0.7319in"/>
    </style:style>
    <style:style style:name="co5" style:family="table-column">
      <style:table-column-properties fo:break-before="auto" style:column-width="0.539in"/>
    </style:style>
    <style:style style:name="co6" style:family="table-column">
      <style:table-column-properties fo:break-before="auto" style:column-width="0.6465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</office:automatic-styles>
  <office:body>
    <office:spreadsheet>
      <table:calculation-settings table:automatic-find-labels="false" table:use-regular-expressions="false" table:use-wildcards="true"/>
      <table:table table:name="peru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country</text:p>
          </table:table-cell>
          <table:table-cell office:value-type="string" calcext:value-type="string">
            <text:p>iso3c</text:p>
          </table:table-cell>
          <table:table-cell office:value-type="string" calcext:value-type="string">
            <text:p>region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deaths</text:p>
          </table:table-cell>
          <table:table-cell office:value-type="string" calcext:value-type="string">
            <text:p>recovered</text:p>
          </table:table-cell>
          <table:table-cell office:value-type="string" calcext:value-type="string">
            <text:p>discarded_cases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06" calcext:value-type="date">
            <text:p>2020-03-0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07" calcext:value-type="date">
            <text:p>2020-03-0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09" calcext:value-type="date">
            <text:p>2020-03-09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0" calcext:value-type="date">
            <text:p>2020-03-1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1" calcext:value-type="date">
            <text:p>2020-03-1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97" calcext:value-type="float">
            <text:p>697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2" calcext:value-type="date">
            <text:p>2020-03-12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83" calcext:value-type="float">
            <text:p>883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3" calcext:value-type="date">
            <text:p>2020-03-13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94" calcext:value-type="float">
            <text:p>1194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4" calcext:value-type="date">
            <text:p>2020-03-14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02" calcext:value-type="float">
            <text:p>1502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5" calcext:value-type="date">
            <text:p>2020-03-15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51" calcext:value-type="float">
            <text:p>1751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6" calcext:value-type="date">
            <text:p>2020-03-16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229" calcext:value-type="float">
            <text:p>2229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7" calcext:value-type="date">
            <text:p>2020-03-17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680" calcext:value-type="float">
            <text:p>2680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8" calcext:value-type="date">
            <text:p>2020-03-18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930" calcext:value-type="float">
            <text:p>2930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194" calcext:value-type="float">
            <text:p>19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9" calcext:value-type="date">
            <text:p>2020-03-19</text:p>
          </table:table-cell>
          <table:table-cell office:value-type="float" office:value="234" calcext:value-type="float">
            <text:p>23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607" calcext:value-type="float">
            <text:p>3607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212" calcext:value-type="float">
            <text:p>21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0" calcext:value-type="date">
            <text:p>2020-03-20</text:p>
          </table:table-cell>
          <table:table-cell office:value-type="float" office:value="263" calcext:value-type="float">
            <text:p>26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035" calcext:value-type="float">
            <text:p>4035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241" calcext:value-type="float">
            <text:p>24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1" calcext:value-type="date">
            <text:p>2020-03-21</text:p>
          </table:table-cell>
          <table:table-cell office:value-type="float" office:value="318" calcext:value-type="float">
            <text:p>31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891" calcext:value-type="float">
            <text:p>5891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278" calcext:value-type="float">
            <text:p>27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2" calcext:value-type="date">
            <text:p>2020-03-22</text:p>
          </table:table-cell>
          <table:table-cell office:value-type="float" office:value="361" calcext:value-type="float">
            <text:p>36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821" calcext:value-type="float">
            <text:p>5821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307" calcext:value-type="float">
            <text:p>30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3" calcext:value-type="date">
            <text:p>2020-03-23</text:p>
          </table:table-cell>
          <table:table-cell office:value-type="float" office:value="395" calcext:value-type="float">
            <text:p>39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269" calcext:value-type="float">
            <text:p>6269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322" calcext:value-type="float">
            <text:p>32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4" calcext:value-type="date">
            <text:p>2020-03-24</text:p>
          </table:table-cell>
          <table:table-cell office:value-type="float" office:value="416" calcext:value-type="float">
            <text:p>41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597" calcext:value-type="float">
            <text:p>6597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369" calcext:value-type="float">
            <text:p>36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5" calcext:value-type="date">
            <text:p>2020-03-25</text:p>
          </table:table-cell>
          <table:table-cell office:value-type="float" office:value="480" calcext:value-type="float">
            <text:p>48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7560" calcext:value-type="float">
            <text:p>7560</text:p>
          </table:table-cell>
        </table:table-row>
        <table:table-row table:style-name="ro1" table:number-rows-repeated="1048406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  <table:database-ranges>
        <table:database-range table:name="__Anonymous_Sheet_DB__0" table:target-range-address="peru.K153:peru.K16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5">00/00/0000</text:date>, <text:time style:data-style-name="N2" text:time-value="20:08:40.62079926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dc:date>2020-03-25T20:22:05.218390822</dc:date>
    <dc:creator>Jesus Castagnetto</dc:creator>
    <meta:editing-duration>PT5H40M28S</meta:editing-duration>
    <meta:editing-cycles>20</meta:editing-cycles>
    <meta:generator>LibreOffice/6.3.5.2$Linux_X86_64 LibreOffice_project/30$Build-2</meta:generator>
    <meta:document-statistic meta:table-count="1" meta:cell-count="1184" meta:object-count="0"/>
  </office:meta>
</office:document-meta>
</file>